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3">
      <style:text-properties fo:language="en" fo:country="US" officeooo:rsid="001f17dd" officeooo:paragraph-rsid="001f17dd"/>
    </style:style>
    <style:style style:name="P2" style:family="paragraph" style:parent-style-name="Text_20_body">
      <style:text-properties fo:language="en" fo:country="US" officeooo:rsid="001f17dd" officeooo:paragraph-rsid="001f17d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cases</text:p>
      <text:p text:style-name="Text_20_body"/>
      <text:list xml:id="list1622767577" text:style-name="L3">
        <text:list-item>
          <text:p text:style-name="P1">Case</text:p>
          <text:list>
            <text:list-item>
              <text:p text:style-name="P1">Start: card inserted</text:p>
            </text:list-item>
            <text:list-item>
              <text:p text:style-name="P1">wait for PIN: enter PIN</text:p>
            </text:list-item>
            <text:list-item>
              <text:p text:style-name="P1">1 st try: PIN OK</text:p>
            </text:list-item>
            <text:list-item>
              <text:p text:style-name="P1">access to account<text:line-break/></text:p>
            </text:list-item>
          </text:list>
        </text:list-item>
        <text:list-item>
          <text:p text:style-name="P1">Case</text:p>
          <text:list>
            <text:list-item>
              <text:p text:style-name="P1">Start: card inserted</text:p>
            </text:list-item>
            <text:list-item>
              <text:p text:style-name="P1">wait for PIN: enter PIN</text:p>
            </text:list-item>
            <text:list-item>
              <text:p text:style-name="P1">1 st try: PIN not OK</text:p>
            </text:list-item>
            <text:list-item>
              <text:p text:style-name="P1">2 nd try: PIN OK</text:p>
            </text:list-item>
            <text:list-item>
              <text:p text:style-name="P1">access to account<text:line-break/></text:p>
            </text:list-item>
          </text:list>
        </text:list-item>
        <text:list-item>
          <text:p text:style-name="P1">Case</text:p>
          <text:list>
            <text:list-item>
              <text:p text:style-name="P1">Start: card inserted</text:p>
            </text:list-item>
            <text:list-item>
              <text:p text:style-name="P1">wait for PIN: enter PIN</text:p>
            </text:list-item>
            <text:list-item>
              <text:p text:style-name="P1">1 st try: PIN not OK</text:p>
            </text:list-item>
            <text:list-item>
              <text:p text:style-name="P1">2 nd try: PIN not OK</text:p>
            </text:list-item>
            <text:list-item>
              <text:p text:style-name="P1">3 rd try: PIN OK</text:p>
            </text:list-item>
            <text:list-item>
              <text:p text:style-name="P1">access to account<text:line-break/></text:p>
            </text:list-item>
          </text:list>
        </text:list-item>
        <text:list-item>
          <text:p text:style-name="P1">Case</text:p>
          <text:list>
            <text:list-item>
              <text:p text:style-name="P1">Start: card inserted</text:p>
            </text:list-item>
            <text:list-item>
              <text:p text:style-name="P1">wait for PIN: enter PIN</text:p>
            </text:list-item>
            <text:list-item>
              <text:p text:style-name="P1">1 st try: PIN not OK</text:p>
            </text:list-item>
            <text:list-item>
              <text:p text:style-name="P1">2 nd try: PIN not OK</text:p>
            </text:list-item>
            <text:list-item>
              <text:p text:style-name="P1">3 rd try: PIN not OK</text:p>
            </text:list-item>
            <text:list-item>
              <text:p text:style-name="P1">eat card: PIN not OK</text:p>
              <text:p text:style-name="P1"/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16:58:04.375000000</dc:date>
    <meta:editing-duration>PT4M42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6" meta:word-count="128" meta:character-count="490" meta:non-whitespace-character-count="410"/>
  </office:meta>
</office:document-meta>
</file>